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4.1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25cm" fo:min-width="2.6cm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3.1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45cm" fo:min-width="3.2cm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3465af" draw:marker-start-width="0.35cm" draw:marker-start-center="false" draw:marker-end-width="0.35cm" draw:marker-end-center="false" draw:fill="solid" draw:fill-color="#aecf00" draw:textarea-horizontal-align="justify" draw:textarea-vertical-align="middle" draw:auto-grow-height="false" fo:min-height="1.45cm" fo:min-width="3.8cm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1.55cm" fo:min-width="3.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81cm" svg:stroke-color="#3465af" draw:marker-start="Arrow" draw:marker-start-width="0.321cm" draw:marker-start-center="false" draw:marker-end="Arrow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81cm" svg:stroke-color="#3465af" draw:marker-start="Arrow" draw:marker-start-width="0.321cm" draw:marker-start-center="false" draw:marker-end="Arrow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81cm" svg:stroke-color="#3465af" draw:marker-start="Arrow" draw:marker-start-width="0.321cm" draw:marker-start-center="false" draw:marker-end="Arrow" draw:marker-end-width="0.321cm" draw:marker-end-center="false" draw:fill="solid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81cm" svg:stroke-color="#3465af" draw:marker-start="Arrow" draw:marker-start-width="0.421cm" draw:marker-start-center="false" draw:marker-end="Arrow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81cm" svg:stroke-color="#3465af" draw:marker-start="Arrow" draw:marker-start-width="0.421cm" draw:marker-start-center="false" draw:marker-end="Arrow" draw:marker-end-width="0.421cm" draw:marker-end-center="false" draw:fill="none" draw:fill-color="#729fc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13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1.623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13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.878cm" fo:min-width="3.596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aecf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Mang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6cm" svg:height="1.8cm" svg:x="8.921cm" svg:y="7.27cm">
          <text:p text:style-name="P1"><text:span text:style-name="T1">Subj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3.2cm" svg:height="1.6cm" svg:x="16.415cm" svg:y="11.073cm">
          <text:p text:style-name="P1"><text:span text:style-name="T2">Dartel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6cm" svg:height="1.8cm" svg:x="3.442cm" svg:y="2.132cm"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8cm" svg:height="1.8cm" svg:x="16.313cm" svg:y="2.132cm">
          <text:p text:style-name="P1"><text:span text:style-name="T2">FMRI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4" draw:id="id4" draw:layer="layout" svg:width="4.4cm" svg:height="1.8cm" svg:x="1.118cm" svg:y="10.746cm">
          <text:p text:style-name="P1"><text:span text:style-name="T2">Talairach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8cm" svg:height="1.8cm" svg:x="9.321cm" svg:y="2.17cm">
          <text:p text:style-name="P1"><text:span text:style-name="T1">SPHARM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5.242cm" svg:y1="3.932cm" svg:x2="8.921cm" svg:y2="8.17cm" draw:start-shape="id1" draw:start-glue-point="2" draw:end-shape="id2" draw:end-glue-point="3" svg:d="M5242 3932v4238h3679" svg:viewBox="0 0 3680 4239">
          <text:p/>
        </draw:connector>
        <draw:connector draw:style-name="gr8" draw:text-style-name="P2" draw:layer="layout" svg:x1="11.221cm" svg:y1="3.97cm" svg:x2="11.221cm" svg:y2="7.27cm" draw:start-shape="id3" draw:start-glue-point="2" draw:end-shape="id2" draw:end-glue-point="0" svg:d="M11221 3970v3300" svg:viewBox="0 0 1 3301">
          <text:p/>
        </draw:connector>
        <draw:connector draw:style-name="gr9" draw:text-style-name="P2" draw:layer="layout" svg:x1="5.518cm" svg:y1="11.646cm" svg:x2="11.221cm" svg:y2="9.07cm" draw:start-shape="id4" draw:start-glue-point="1" draw:end-shape="id2" draw:end-glue-point="2" svg:d="M5518 11646h5703v-2576" svg:viewBox="0 0 5704 2577">
          <text:p/>
        </draw:connector>
        <draw:connector draw:style-name="gr10" draw:text-style-name="P4" draw:layer="layout" draw:type="curve" svg:x1="13.521cm" svg:y1="8.17cm" svg:x2="16.313cm" svg:y2="3.032cm" draw:start-shape="id2" draw:start-glue-point="1" draw:end-shape="id5" draw:end-glue-point="3" svg:d="M13521 8170c2058 0 662-5138 2792-5138" svg:viewBox="0 0 2793 5139">
          <text:p/>
        </draw:connector>
        <draw:connector draw:style-name="gr11" draw:text-style-name="P4" draw:layer="layout" draw:type="curve" svg:x1="11.221cm" svg:y1="9.07cm" svg:x2="18.015cm" svg:y2="11.073cm" draw:start-shape="id2" draw:start-glue-point="2" draw:end-shape="id6" svg:d="M11221 9070c0 1465 6794 464 6794 2003" svg:viewBox="0 0 6795 2004">
          <text:p/>
        </draw:connector>
        <draw:frame draw:style-name="gr12" draw:text-style-name="P6" draw:layer="layout" svg:width="3.63cm" svg:height="1.128cm" svg:x="15.477cm" svg:y="5.068cm">
          <draw:text-box>
            <text:p text:style-name="P5"><text:span text:style-name="T3">Non-Linear</text:span></text:p>
          </draw:text-box>
        </draw:frame>
        <draw:frame draw:style-name="gr13" draw:text-style-name="P6" draw:layer="layout" svg:width="2.123cm" svg:height="1.128cm" svg:x="9.11cm" svg:y="5.37cm">
          <draw:text-box>
            <text:p text:style-name="P5"><text:span text:style-name="T3">Affine</text:span></text:p>
          </draw:text-box>
        </draw:frame>
        <draw:frame draw:style-name="gr14" draw:text-style-name="P6" draw:layer="layout" svg:width="2.123cm" svg:height="1.128cm" svg:x="7.078cm" svg:y="11.799cm">
          <draw:text-box>
            <text:p text:style-name="P5"><text:span text:style-name="T3">Affine</text:span></text:p>
          </draw:text-box>
        </draw:frame>
        <draw:frame draw:style-name="gr15" draw:text-style-name="P6" draw:layer="layout" svg:width="2.123cm" svg:height="1.128cm" svg:x="5.772cm" svg:y="8.116cm">
          <draw:text-box>
            <text:p text:style-name="P5"><text:span text:style-name="T3">Affine</text:span></text:p>
          </draw:text-box>
        </draw:frame>
        <draw:frame draw:style-name="gr16" draw:text-style-name="P6" draw:layer="layout" svg:width="3.63cm" svg:height="1.128cm" svg:x="14.789cm" svg:y="8.624cm">
          <draw:text-box>
            <text:p text:style-name="P5"><text:span text:style-name="T3">Non-Linear</text:span></text:p>
          </draw:text-box>
        </draw:frame>
        <draw:frame draw:style-name="gr17" draw:text-style-name="P7" draw:layer="layout" svg:width="4.096cm" svg:height="1.128cm" svg:x="1.295cm" svg:y="12.8cm">
          <draw:text-box>
            <text:p text:style-name="P5"><text:span text:style-name="T1">Inter-Subject</text:span></text:p>
          </draw:text-box>
        </draw:frame>
        <draw:frame draw:style-name="gr18" draw:text-style-name="P7" draw:layer="layout" svg:width="4.096cm" svg:height="1.128cm" svg:x="16.313cm" svg:y="0.862cm">
          <draw:text-box>
            <text:p text:style-name="P5"><text:span text:style-name="T1">Inter-Subject</text:span></text:p>
          </draw:text-box>
        </draw:frame>
        <draw:frame draw:style-name="gr19" draw:text-style-name="P7" draw:layer="layout" svg:width="4.096cm" svg:height="1.128cm" svg:x="16.027cm" svg:y="12.942cm">
          <draw:text-box>
            <text:p text:style-name="P5"><text:span text:style-name="T1">Inter-Subje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Source Han Sans Normal" style:font-family-asian="'Source Han Sans Normal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1T13:24:20.315728520</meta:creation-date>
    <dc:date>2015-09-30T10:53:57.419000000</dc:date>
    <meta:editing-duration>PT8M27S</meta:editing-duration>
    <meta:editing-cycles>4</meta:editing-cycles>
    <meta:generator>LibreOffice/5.0.1.2$Windows_x86 LibreOffice_project/81898c9f5c0d43f3473ba111d7b351050be20261</meta:generator>
    <meta:document-statistic meta:object-count="19"/>
  </office:meta>
</office:document-meta>
</file>